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5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73.3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erbMetzMe2.tx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ken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emmas</text:p>
          </table:table-cell>
          <table:table-cell office:value-type="string" calcext:value-type="string">
            <text:p>morph</text:p>
          </table:table-cell>
        </table:table-row>
        <table:table-row table:style-name="ro1">
          <table:table-cell office:value-type="string" calcext:value-type="string">
            <text:p>Relenqu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lenqu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est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Or_v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r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ybe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roberi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savro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e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anter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lor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uill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ferm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romondi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vestu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eli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liç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erm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s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lexandr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alexandrin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nd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end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ob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noble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s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Fresch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oi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rmeill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lanch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o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pau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au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geso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r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Treci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treci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nd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gent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x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soissant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aï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ul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mm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pren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xt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estre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ybe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ff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ern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harnois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perv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reï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end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d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beal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oï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r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ier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ier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so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e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ranch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ortoi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ortois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i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perv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n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ern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rno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ié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ru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m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port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oe</text:p>
          </table:table-cell>
          <table:table-cell office:value-type="string" calcext:value-type="string">
            <text:p>ADJpo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ern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mpe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e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ecoill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coill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i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ep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esanc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refu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fus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PONfrt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tendé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rveil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rveill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u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ar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i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romo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ï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jel</text:p>
          </table:table-cell>
          <table:table-cell office:value-type="string" calcext:value-type="string">
            <text:p>PROper.PROper</text:p>
          </table:table-cell>
          <table:table-cell office:value-type="string" calcext:value-type="string">
            <text:p>je+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tie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desp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pi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Gybe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ab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ern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harnois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ol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iv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mand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ieng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artr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chartr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el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alv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iauvez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eg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m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st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ordr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orr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utel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rucef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ucef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en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e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ern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harnois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erbe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ybe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b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u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refu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fus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l</text:p>
          </table:table-cell>
          <table:table-cell office:value-type="string" calcext:value-type="string">
            <text:p>ADVneg.PROper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oill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so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l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mpe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Gast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gas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r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t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cl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cl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ssi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o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rc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r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m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ib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ibau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aitif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haitif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n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r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aum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RPH=emp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21:30:58.112810096</dc:date>
    <meta:editing-duration>PT19S</meta:editing-duration>
    <meta:editing-cycles>1</meta:editing-cycles>
    <meta:document-statistic meta:table-count="1" meta:cell-count="1488" meta:object-count="0"/>
    <meta:generator>LibreOffice/5.1.6.2$Linux_X86_64 LibreOffice_project/10m0$Build-2</meta:generator>
  </office:meta>
</office:document-meta>
</file>